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F0000038CE349E437EA83A9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hilanka" fo:font-size="48pt" officeooo:rsid="0015c594" officeooo:paragraph-rsid="0015c594" style:font-size-asian="48pt" style:font-size-complex="4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0.483cm" svg:y="0.106cm" svg:width="5.558cm" svg:height="4.784cm" draw:z-index="0"><draw:image xlink:href="Pictures/100000010000041F0000038CE349E437EA83A9EC.png" xlink:type="simple" xlink:show="embed" xlink:actuate="onLoad" draw:mime-type="image/png"/></draw:frame><draw:frame draw:style-name="fr1" draw:name="Figura2" text:anchor-type="char" svg:x="6.992cm" svg:y="0.185cm" svg:width="5.558cm" svg:height="4.784cm" draw:z-index="1"><draw:image xlink:href="Pictures/100000010000041F0000038CE349E437EA83A9EC.png" xlink:type="simple" xlink:show="embed" xlink:actuate="onLoad" draw:mime-type="image/png"/></draw:frame><draw:frame draw:style-name="fr1" draw:name="Figura3" text:anchor-type="char" svg:x="13.236cm" svg:y="0.212cm" svg:width="5.558cm" svg:height="4.784cm" draw:z-index="2"><draw:image xlink:href="Pictures/100000010000041F0000038CE349E437EA83A9EC.png" xlink:type="simple" xlink:show="embed" xlink:actuate="onLoad" draw:mime-type="image/png"/></draw:frame><draw:frame draw:style-name="fr1" draw:name="Figura4" text:anchor-type="char" svg:x="0.457cm" svg:y="5.583cm" svg:width="5.558cm" svg:height="4.784cm" draw:z-index="3"><draw:image xlink:href="Pictures/100000010000041F0000038CE349E437EA83A9EC.png" xlink:type="simple" xlink:show="embed" xlink:actuate="onLoad" draw:mime-type="image/png"/></draw:frame><draw:frame draw:style-name="fr1" draw:name="Figura5" text:anchor-type="char" svg:x="6.78cm" svg:y="5.689cm" svg:width="5.558cm" svg:height="4.784cm" draw:z-index="4"><draw:image xlink:href="Pictures/100000010000041F0000038CE349E437EA83A9EC.png" xlink:type="simple" xlink:show="embed" xlink:actuate="onLoad" draw:mime-type="image/png"/></draw:frame><draw:frame draw:style-name="fr1" draw:name="Figura6" text:anchor-type="char" svg:x="13.342cm" svg:y="5.741cm" svg:width="5.558cm" svg:height="4.784cm" draw:z-index="5"><draw:image xlink:href="Pictures/100000010000041F0000038CE349E437EA83A9EC.png" xlink:type="simple" xlink:show="embed" xlink:actuate="onLoad" draw:mime-type="image/png"/></draw:frame><draw:frame draw:style-name="fr1" draw:name="Figura7" text:anchor-type="char" svg:x="0.272cm" svg:y="11.007cm" svg:width="5.558cm" svg:height="4.784cm" draw:z-index="6"><draw:image xlink:href="Pictures/100000010000041F0000038CE349E437EA83A9EC.png" xlink:type="simple" xlink:show="embed" xlink:actuate="onLoad" draw:mime-type="image/png"/></draw:frame><draw:frame draw:style-name="fr1" draw:name="Figura8" text:anchor-type="char" svg:x="6.648cm" svg:y="11.165cm" svg:width="5.558cm" svg:height="4.784cm" draw:z-index="7"><draw:image xlink:href="Pictures/100000010000041F0000038CE349E437EA83A9EC.png" xlink:type="simple" xlink:show="embed" xlink:actuate="onLoad" draw:mime-type="image/png"/></draw:frame><draw:frame draw:style-name="fr1" draw:name="Figura9" text:anchor-type="char" svg:x="13.183cm" svg:y="11.324cm" svg:width="5.558cm" svg:height="4.784cm" draw:z-index="8"><draw:image xlink:href="Pictures/100000010000041F0000038CE349E437EA83A9EC.png" xlink:type="simple" xlink:show="embed" xlink:actuate="onLoad" draw:mime-type="image/png"/></draw:frame><draw:frame draw:style-name="fr1" draw:name="Figura10" text:anchor-type="char" svg:x="0.113cm" svg:y="16.484cm" svg:width="5.558cm" svg:height="4.784cm" draw:z-index="9"><draw:image xlink:href="Pictures/100000010000041F0000038CE349E437EA83A9EC.png" xlink:type="simple" xlink:show="embed" xlink:actuate="onLoad" draw:mime-type="image/png"/></draw:frame><draw:frame draw:style-name="fr1" draw:name="Figura11" text:anchor-type="char" svg:x="6.516cm" svg:y="16.563cm" svg:width="5.558cm" svg:height="4.784cm" draw:z-index="10"><draw:image xlink:href="Pictures/100000010000041F0000038CE349E437EA83A9EC.png" xlink:type="simple" xlink:show="embed" xlink:actuate="onLoad" draw:mime-type="image/png"/></draw:frame><draw:frame draw:style-name="fr1" draw:name="Figura12" text:anchor-type="char" svg:x="13.263cm" svg:y="16.748cm" svg:width="5.558cm" svg:height="4.784cm" draw:z-index="11"><draw:image xlink:href="Pictures/100000010000041F0000038CE349E437EA83A9EC.png" xlink:type="simple" xlink:show="embed" xlink:actuate="onLoad" draw:mime-type="image/png"/></draw:frame><draw:frame draw:style-name="fr1" draw:name="Figura13" text:anchor-type="char" svg:x="0.06cm" svg:y="22.516cm" svg:width="5.558cm" svg:height="4.784cm" draw:z-index="12"><draw:image xlink:href="Pictures/100000010000041F0000038CE349E437EA83A9EC.png" xlink:type="simple" xlink:show="embed" xlink:actuate="onLoad" draw:mime-type="image/png"/></draw:frame><draw:frame draw:style-name="fr1" draw:name="Figura14" text:anchor-type="char" svg:x="6.542cm" svg:y="22.437cm" svg:width="5.558cm" svg:height="4.784cm" draw:z-index="13"><draw:image xlink:href="Pictures/100000010000041F0000038CE349E437EA83A9EC.png" xlink:type="simple" xlink:show="embed" xlink:actuate="onLoad" draw:mime-type="image/png"/></draw:frame><draw:frame draw:style-name="fr1" draw:name="Figura15" text:anchor-type="char" svg:x="12.972cm" svg:y="22.595cm" svg:width="5.558cm" svg:height="4.784cm" draw:z-index="14"><draw:image xlink:href="Pictures/100000010000041F0000038CE349E437EA83A9E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6:42:01.898381057</meta:creation-date>
    <meta:print-date>2023-11-14T05:36:53.953757305</meta:print-date>
    <dc:date>2023-11-14T05:24:46.582312008</dc:date>
    <meta:editing-duration>P1DT11H8M17S</meta:editing-duration>
    <meta:editing-cycles>3</meta:editing-cycles>
    <meta:generator>LibreOffice/7.3.7.2$Linux_X86_64 LibreOffice_project/30$Build-2</meta:generator>
    <meta:document-statistic meta:table-count="0" meta:image-count="15" meta:object-count="0" meta:page-count="1" meta:paragraph-count="0" meta:word-count="0" meta:character-count="0" meta:non-whitespace-character-count="0"/>
  </office:meta>
</office:document-meta>
</file>